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F3D2EADDAF5DFEA0.png" manifest:media-type="image/png"/>
  <manifest:file-entry manifest:full-path="Pictures/10000201000003200000025870CB109620E6964B.png" manifest:media-type="image/png"/>
  <manifest:file-entry manifest:full-path="Pictures/100002010000032000000258CF88A7D46A04F214.png" manifest:media-type="image/png"/>
  <manifest:file-entry manifest:full-path="Pictures/1000020100000320000002584657EF615DAC82F6.png" manifest:media-type="image/png"/>
  <manifest:file-entry manifest:full-path="Pictures/100002010000032000000258E0DFEDA51F6240FA.png" manifest:media-type="image/png"/>
  <manifest:file-entry manifest:full-path="Pictures/100002010000032000000258600E0960ED49CB92.png" manifest:media-type="image/png"/>
  <manifest:file-entry manifest:full-path="Pictures/10000201000003200000025864A205FC665A34B0.png" manifest:media-type="image/png"/>
  <manifest:file-entry manifest:full-path="Pictures/10000201000003200000025855F5272D0F43AC23.png" manifest:media-type="image/png"/>
  <manifest:file-entry manifest:full-path="Pictures/100002010000032000000258BFDB01602DB02ED9.png" manifest:media-type="image/png"/>
  <manifest:file-entry manifest:full-path="Pictures/10000201000003200000025882415012F22CE0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64cm" svg:x="2.397cm" svg:y="1cm">
          <draw:image xlink:href="Pictures/10000201000003200000025864A205FC665A34B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6.715cm">
          <draw:image xlink:href="Pictures/100002010000032000000258BFDB01602DB02ED9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2.43cm">
          <draw:image xlink:href="Pictures/10000201000003200000025855F5272D0F43AC23.png" xlink:type="simple" xlink:show="embed" xlink:actuate="onLoad">
            <text:p/>
          </draw:image>
        </draw:frame>
        <draw:frame draw:style-name="gr1" draw:text-style-name="P1" draw:layer="layout" svg:width="7.62cm" svg:height="5.69cm" svg:x="2.524cm" svg:y="18.145cm">
          <draw:image xlink:href="Pictures/10000201000003200000025882415012F22CE09E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cm">
          <draw:image xlink:href="Pictures/1000020100000320000002584657EF615DAC82F6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6.715cm">
          <draw:image xlink:href="Pictures/100002010000032000000258CF88A7D46A04F214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2.43cm">
          <draw:image xlink:href="Pictures/100002010000032000000258600E0960ED49CB92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8.145cm">
          <draw:image xlink:href="Pictures/10000201000003200000025870CB109620E6964B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23.86cm">
          <draw:image xlink:href="Pictures/100002010000032000000258F3D2EADDAF5DFEA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23.86cm">
          <draw:image xlink:href="Pictures/100002010000032000000258E0DFEDA51F6240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3:43:27.231898277</meta:creation-date>
    <dc:date>2016-09-05T13:49:14.727597563</dc:date>
    <meta:editing-duration>PT5M47S</meta:editing-duration>
    <meta:editing-cycles>1</meta:editing-cycles>
    <meta:document-statistic meta:object-count="10"/>
    <meta:generator>LibreOffice/5.1.4.2$Linux_X86_64 LibreOffice_project/10m0$Build-2</meta:generator>
  </office:meta>
</office:document-meta>
</file>